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draw:stroke="none"/>
    </style:style>
    <style:style style:family="graphic" style:name="a368" style:parent-style-name="Graphics">
      <style:graphic-properties draw:fill="none" draw:stroke="none"/>
    </style:style>
    <style:style style:family="graphic" style:name="a36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graphic" style:name="a359" style:parent-style-name="Graphics">
      <style:graphic-properties draw:fill="none" draw:stroke="none"/>
    </style:style>
    <style:style style:family="graphic" style:name="a370" style:parent-style-name="Graphics">
      <style:graphic-properties draw:fill="none" draw:stroke="none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graphic" style:name="a377" style:parent-style-name="Graphics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3" draw:style-name="a356" draw:master-page-name="Master1-Layout1-title-Titelfolie" presentation:presentation-page-layout-name="Master1-PPL1" draw:id="Slide-258">
        <draw:frame draw:id="id63" draw:style-name="a357" draw:name="Grafik 6" svg:x="0.5548in" svg:y="0.59199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8" draw:name="Grafik 8" svg:x="5.07767in" svg:y="0.96543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59" draw:name="Grafik 2" svg:x="0in" svg:y="0.20952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60" draw:name="Grafik 3" svg:x="0in" svg:y="7.06311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67" draw:style-name="a365" draw:name="Textfeld 7" svg:x="6.35784in" svg:y="4.80645in" svg:width="5.29032in" svg:height="0.40391in">
          <draw:text-box>
            <text:p text:style-name="a364" text:class-names="" text:cond-style-name=""><text:span text:style-name="a361" text:class-names="">Video<text:s text:c="1"/></text:span><text:span text:style-name="a362" text:class-names="">auto</text:span><text:span text:style-name="a363" text:class-names=""/></text:p>
          </draw:text-box>
          <svg:title/>
          <svg:desc/>
        </draw:frame>
      </draw:page>
      <draw:page draw:name="Slide2" draw:style-name="a366" draw:master-page-name="Master1-Layout1-title-Titelfolie" presentation:presentation-page-layout-name="Master1-PPL1" draw:id="Slide-257">
        <draw:frame draw:id="id68" draw:style-name="a367" draw:name="Grafik 6" svg:x="7.07701in" svg:y="1.95779in" svg:width="5.19412in" svg:height="4.58176in" style:rel-width="scale" style:rel-height="scale">
          <draw:image xlink:href="media/image4.png" xlink:type="simple" xlink:show="embed" xlink:actuate="onLoad"/>
          <svg:title/>
          <svg:desc/>
        </draw:frame>
        <draw:frame draw:id="id69" draw:style-name="a368" draw:name="Grafik 7" svg:x="0in" svg:y="0.20952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69" draw:name="Grafik 8" svg:x="0in" svg:y="7.06861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370" draw:name="Grafik 10" svg:x="0.68476in" svg:y="1.82167in" svg:width="5.29972in" svg:height="4.58176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371" draw:name="Grafik 11" svg:x="0.54234in" svg:y="0.63906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372" draw:name="Grafik 13" svg:x="4.84466in" svg:y="0.91266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373" draw:master-page-name="Master1-Layout7-blank-Leer" presentation:presentation-page-layout-name="Master1-PPL7" draw:id="Slide-259">
        <draw:frame draw:id="id74" draw:style-name="a374" draw:name="Grafik 1" svg:x="0in" svg:y="0.20952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375" draw:name="Grafik 2" svg:x="0in" svg:y="7.17954in" svg:width="13.33333in" svg:height="0.11094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376" draw:name="Grafik 3" svg:x="4.84466in" svg:y="0.91266in" svg:width="6.57049in" svg:height="0.63542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377" draw:name="Grafik 5" svg:x="9.15047in" svg:y="2.30919in" svg:width="2.89808in" svg:height="1.93465in" style:rel-width="scale" style:rel-height="scale">
          <draw:image xlink:href="media/image6.jpeg" xlink:type="simple" xlink:show="embed" xlink:actuate="onLoad"/>
          <svg:title/>
          <svg:desc>Ein Bild, das Person, Mann, jung, Junge enthält.

Automatisch generierte Beschreibung</svg:desc>
        </draw:frame>
        <draw:frame draw:id="id78" draw:style-name="a378" draw:name="Grafik 6" svg:x="0.54234in" svg:y="0.63906in" svg:width="3.37989in" svg:height="2.63745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379" draw:name="Grafik 8" svg:x="4.52416in" svg:y="2.30919in" svg:width="2.89925in" svg:height="1.93476in" style:rel-width="scale" style:rel-height="scale">
          <draw:image xlink:href="media/image7.jpg" xlink:type="simple" xlink:show="embed" xlink:actuate="onLoad"/>
          <svg:title/>
          <svg:desc>Ein Bild, das Person, Mann, Hemd, dunkel enthält.

Automatisch generierte Beschreibung</svg:desc>
        </draw:frame>
        <draw:frame draw:id="id80" draw:style-name="a385" draw:name="Textfeld 9" svg:x="5.06003in" svg:y="4.78771in" svg:width="4.56133in" svg:height="0.40391in">
          <draw:text-box>
            <text:p text:style-name="a384" text:class-names="" text:cond-style-name=""><text:span text:style-name="a380" text:class-names="">Juten</text:span><text:span text:style-name="a381" text:class-names=""><text:s text:c="1"/></text:span><text:span text:style-name="a382" text:class-names="">tach</text:span><text:span text:style-name="a383" text:class-names=""/></text:p>
          </draw:text-box>
          <svg:title/>
          <svg:desc/>
        </draw:frame>
        <draw:frame draw:id="id81" draw:style-name="a388" draw:name="Textfeld 10" svg:x="8.58009in" svg:y="4.82412in" svg:width="4.03883in" svg:height="0.40391in">
          <draw:text-box>
            <text:p text:style-name="a387" text:class-names="" text:cond-style-name=""><text:span text:style-name="a386" text:class-names="">Juten tach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.10.2022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.10.2022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.10.2022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.10.2022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.10.2022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.10.2022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.10.2022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.10.2022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.10.2022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3.10.2022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3.10.2022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3.10.2022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Rüegg, Luan</meta:initial-creator>
    <dc:creator>Murati Edlir</dc:creator>
    <meta:creation-date>2022-10-11T08:54:27Z</meta:creation-date>
    <dc:date>2022-10-13T11:31:08Z</dc:date>
    <meta:editing-cycles>1</meta:editing-cycles>
    <meta:editing-duration>PT0S</meta:editing-duration>
    <meta:document-statistic meta:paragraph-count="3" meta:word-count="6"/>
  </office:meta>
</office:document-meta>
</file>